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23c3af3" officeooo:paragraph-rsid="023c3af3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af3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2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>&gt;&gt;&gt;&gt;&gt;&gt;&gt;&gt;&gt;&gt;&gt;&gt;&gt;&gt;&gt;&gt;&gt;&gt;&gt;&gt;&gt;&gt;&gt;&gt;&gt;&gt;&gt;&gt;&gt;&gt;done&lt;&lt;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22:14:21.153429859</dc:date>
    <meta:editing-duration>PT13H57M57S</meta:editing-duration>
    <meta:editing-cycles>360</meta:editing-cycles>
    <meta:document-statistic meta:table-count="0" meta:image-count="0" meta:object-count="0" meta:page-count="3" meta:paragraph-count="97" meta:word-count="99" meta:character-count="5343" meta:non-whitespace-character-count="5334"/>
  </office:meta>
</office:document-meta>
</file>